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New module ideas for Beautiful Rising</text:h>
      <text:h text:style-name="Heading_20_3" text:outline-level="3">Tactics</text:h>
      <text:list text:style-name="L1">
        <text:list-item>
          <text:p text:style-name="P1">Blockade (Gabi Juns?)</text:p>
        </text:list-item>
        <text:list-item>
          <text:p text:style-name="P1">Community complaint boxes (<text:a xlink:type="simple" xlink:href="http://vimeo.com/102927619" office:name=""><text:span text:style-name="Definition">ActionAid Mozambique</text:span></text:a>)</text:p>
        </text:list-item>
        <text:list-item>
          <text:p text:style-name="P1">Community theatre</text:p>
        </text:list-item>
        <text:list-item>
          <text:p text:style-name="P1">Hunger strike (Waging Nonviolence folks?)</text:p>
        </text:list-item>
        <text:list-item>
          <text:p text:style-name="P1">Participatory budgeting (draw from/collaborate with Beautiful Solutions?)</text:p>
        </text:list-item>
      </text:list>
      <text:h text:style-name="Heading_20_3" text:outline-level="3">Principles</text:h>
      <text:list text:style-name="L2">
        <text:list-item>
          <text:p text:style-name="P2">Shine a light on abuses of power</text:p>
        </text:list-item>
      </text:list>
      <text:h text:style-name="Heading_20_3" text:outline-level="3">Theories</text:h>
      <text:list text:style-name="L3">
        <text:list-item>
          <text:p text:style-name="P3">Story of self / us / now (Nisreen Haj Ahmad?)</text:p>
        </text:list-item>
        <text:list-item>
          <text:p text:style-name="P3">International solidarity (Leah Hunt-Hendrix?)</text:p>
        </text:list-item>
      </text:list>
      <text:p text:style-name="First_20_paragraph">...some useful, practically grounded mix of concepts related to anti-imperialism, post-colonialism, the concept of the “third world”, etc., drawing on Eqbal Ahmad, Vijay Prashad and others?</text:p>
      <text:h text:style-name="Heading_20_3" text:outline-level="3">Case Studies</text:h>
      <text:list text:style-name="L4">
        <text:list-item>
          <text:p text:style-name="P4">Colombia: Mimes Not Cops: Changing traffic culture in Bogotá</text:p>
        </text:list-item>
        <text:list-item>
          <text:p text:style-name="P4">Burma: SHAN activist campaign of mailing underwear to generals</text:p>
        </text:list-item>
      </text:list>
      <text:h text:style-name="Heading_20_3" text:outline-level="3">Practitioners</text:h>
      <text:list text:style-name="L5">
        <text:list-item>
          <text:p text:style-name="P5">Friends of the Congo (Maurice Carney, ED, The highlighting of cultural assets in resistance ought to be particularly interesting - see a sample of Art on the Frontline coming out of DRC: https://www.youtube.com/watch?v=NJ6eRV4eBnI - from Rae)</text:p>
        </text:list-item>
        <text:list-item>
          <text:p text:style-name="P5">Bil'in Popular Committee - Iyad Burnat - Palestine - friday demonstrations (Ra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